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5C28D6D52BEFA907CC.png" manifest:media-type="image/png"/>
  <manifest:file-entry manifest:full-path="Pictures/100182A40000BB8000008280BF51C417B503EA9E.pdf" manifest:media-type="application/pdf"/>
  <manifest:file-entry manifest:full-path="Pictures/100000010000018F000001AA22746DE3708F2649.png" manifest:media-type="image/png"/>
  <manifest:file-entry manifest:full-path="Pictures/1000DB03000095A000009FC06717319770866CE6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74cm" svg:height="10.16cm" svg:x="16.921cm" svg:y="0.94cm">
          <draw:image xlink:href="Pictures/1000DB03000095A000009FC06717319770866CE6.pdf" xlink:type="simple" xlink:show="embed" xlink:actuate="onLoad" draw:mime-type="application/pdf">
            <text:p/>
          </draw:image>
          <draw:image xlink:href="Pictures/100000010000018F000001AA22746DE3708F2649.png" xlink:type="simple" xlink:show="embed" xlink:actuate="onLoad" draw:mime-type="image/png"/>
        </draw:frame>
        <draw:frame draw:style-name="gr1" draw:text-style-name="P1" draw:layer="layout" svg:width="14.681cm" svg:height="10.16cm" svg:x="0.952cm" svg:y="0.952cm">
          <draw:image xlink:href="Pictures/100182A40000BB8000008280BF51C417B503EA9E.pdf" xlink:type="simple" xlink:show="embed" xlink:actuate="onLoad" draw:mime-type="application/pdf">
            <text:p/>
          </draw:image>
          <draw:image xlink:href="Pictures/10000001000001F40000015C28D6D52BEFA907CC.png" xlink:type="simple" xlink:show="embed" xlink:actuate="onLoad" draw:mime-type="image/png"/>
        </draw:frame>
        <draw:line draw:style-name="gr2" draw:text-style-name="P2" draw:layer="layout" svg:x1="5.105cm" svg:y1="2.54cm" svg:x2="17.145cm" svg:y2="3.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15:40:47.891997222</meta:creation-date>
    <dc:date>2024-09-10T15:47:07.529064384</dc:date>
    <meta:editing-duration>PT6M20S</meta:editing-duration>
    <meta:editing-cycles>2</meta:editing-cycles>
    <meta:generator>LibreOffice/7.3.7.2$Linux_X86_64 LibreOffice_project/30$Build-2</meta:generator>
    <meta:document-statistic meta:object-count="3"/>
  </office:meta>
</office:document-meta>
</file>